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</office:automatic-styles>
  <office:body>
    <office:text text:use-soft-page-breaks="true">
      <text:p text:style-name="P1">Topic: A game<text:s/></text:p>
      <text:p text:style-name="Normal">Game Name: Buggy Run<text:s/></text:p>
      <text:p text:style-name="Normal">An<text:s/>outdoor racing arena game, where the user has to control a vehicle to collect multiple rings, each ring that is collected adds a point to the number of rings collected. There will be a timer that is initialised when the play button is pressed. Once all rings are collected, the game finishes and the time will stop.<text:s/>The quicker the rings are collected the<text:s/>lower the overall time will be.<text:s/></text:p>
      <text:p text:style-name="Normal">Key features:<text:s/></text:p>
      <text:list text:style-name="LFO1" text:continue-numbering="true">
        <text:list-item>
          <text:p text:style-name="P2"/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atie</meta:initial-creator>
    <dc:creator>katie</dc:creator>
    <meta:creation-date>2015-02-12T16:10:00Z</meta:creation-date>
    <dc:date>2015-02-12T16:23:00Z</dc:date>
    <meta:template xlink:href="Normal" xlink:type="simple"/>
    <meta:editing-cycles>4</meta:editing-cycles>
    <meta:editing-duration>PT780S</meta:editing-duration>
    <meta:document-statistic meta:page-count="1" meta:paragraph-count="1" meta:word-count="66" meta:character-count="444" meta:row-count="3" meta:non-whitespace-character-count="379"/>
  </office:meta>
</office:document-meta>
</file>